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4.796cm" fo:break-before="auto" style:use-optimal-row-height="true"/>
    </style:style>
    <style:style style:name="ro33" style:family="table-row">
      <style:table-row-properties style:row-height="6.376cm" fo:break-before="auto" style:use-optimal-row-height="true"/>
    </style:style>
    <style:style style:name="ro34" style:family="table-row">
      <style:table-row-properties style:row-height="2.427cm" fo:break-before="auto" style:use-optimal-row-height="true"/>
    </style:style>
    <style:style style:name="ro35" style:family="table-row">
      <style:table-row-properties style:row-height="0.961cm" fo:break-before="auto" style:use-optimal-row-height="true"/>
    </style:style>
    <style:style style:name="ro3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unga" style:font-size-complex="22pt" style:language-complex="en" style:country-complex="US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5T10:17:18.03">
            <text:p>0315 <text:s/>1017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5T10:17:18.03">
            <text:p>0315 <text:s/>1017</text:p>
          </table:table-cell>
          <table:table-cell table:style-name="ce8" table:formula="of:=NOW()" office:value-type="date" office:date-value="2022-03-15T10:17:18.03">
            <text:p>0315 <text:s/>101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5T10:17:18.03">
            <text:p>0315 <text:s/>101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5T10:17:18.03">
            <text:p>0315 <text:s/>1017</text:p>
          </table:table-cell>
          <table:table-cell table:style-name="ce8" table:formula="of:=NOW()" office:value-type="date" office:date-value="2022-03-15T10:17:18.03">
            <text:p>0315 <text:s/>101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#REF!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#REF!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/>
          <table:table-cell table:style-name="ce10"/>
          <table:table-cell table:style-name="ce29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5T10:17:19.01">
            <text:p>0315 <text:s/>1017</text:p>
          </table:table-cell>
          <table:table-cell table:style-name="ce8" table:formula="of:=NOW()" office:value-type="date" office:date-value="2022-03-15T10:17:19.01">
            <text:p>0315 <text:s/>101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5T10:17:19.01">
            <text:p>0315 <text:s/>101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5T10:17:19.01">
            <text:p>0315 <text:s/>1017</text:p>
          </table:table-cell>
          <table:table-cell table:style-name="ce8" table:formula="of:=NOW()" office:value-type="date" office:date-value="2022-03-15T10:17:19.01">
            <text:p>0315 <text:s/>101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6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2022/03/15</text:date>, <text:time>10:17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5T10:17:17.05</dc:date>
    <dc:creator>iwabuchi ken</dc:creator>
    <meta:editing-duration>P15DT9H52M32S</meta:editing-duration>
    <meta:editing-cycles>2144</meta:editing-cycles>
    <meta:generator>OpenOffice/4.1.3$Win32 OpenOffice.org_project/413m1$Build-9783</meta:generator>
    <meta:document-statistic meta:table-count="2" meta:cell-count="845" meta:object-count="0"/>
  </office:meta>
</office:document-meta>
</file>